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B46F3859F08B6A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26cm" svg:stroke-color="#00599d" draw:marker-start="" draw:marker-start-width="0.3cm" draw:marker-start-center="false" draw:marker-end="" draw:marker-end-width="0.3cm" draw:marker-end-center="false" draw:stroke-linejoin="miter" draw:fill="bitmap" draw:fill-color="#000000" draw:fill-image-name="Linen" draw:textarea-horizontal-align="center" draw:textarea-vertical-align="middle" draw:auto-grow-height="false" draw:fit-to-size="false" style:shrink-to-fit="false" fo:min-height="8.74cm" fo:min-width="17.401cm" fo:padding-top="0.131cm" fo:padding-bottom="0.131cm" fo:padding-left="0.25cm" fo:padding-right="0.25cm" fo:wrap-option="wrap" draw:shadow="visible" draw:shadow-offset-x="0cm" draw:shadow-offset-y="0.199cm" draw:shadow-color="#808080" draw:shadow-opacity="100%"/>
    </style:style>
    <style:style style:name="P1" style:family="paragraph">
      <loext:graphic-properties draw:fill="none" draw:fill-color="#ffffff"/>
      <style:text-properties fo:color="#0066b3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bitmap" draw:fill-color="#000000" draw:fill-image-name="Linen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8.557cm" svg:height="1.352cm" svg:x="1.143cm" svg:y="11.001cm">
            <draw:text-box>
              <text:p><text:span text:style-name="T1">Original Taste by cGIfl300 </text:span><text:span text:style-name="T1">- Since 2020</text:span></text:p>
            </draw:text-box>
          </draw:frame>
          <draw:custom-shape draw:style-name="gr2" draw:text-style-name="P3" draw:layer="layout" svg:width="17.9cm" svg:height="9.001cm" svg:x="1.471cm" svg:y="3cm">
            <text:p text:style-name="P2"><text:span text:style-name="T2">pyBible</text:span></text:p>
  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  <draw:equation draw:name="f0" draw:formula="$0 "/>
              <draw:equation draw:name="f1" draw:formula="21600-$0 "/>
              <draw:handle draw:handle-position="left $0" draw:handle-range-y-minimum="1080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radial" draw:cx="50%" draw:cy="50%" draw:start-color="#0066b3" draw:end-color="#ffff00" draw:start-intensity="100%" draw:end-intensity="100%" draw:border="0%"/>
    <draw:gradient draw:name="Gradient_20_5" draw:display-name="Gradient 5" draw:style="radial" draw:cx="50%" draw:cy="50%" draw:start-color="#0066b3" draw:end-color="#610506" draw:start-intensity="100%" draw:end-intensity="100%" draw:border="0%"/>
    <draw:gradient draw:name="Gradient_20_6" draw:display-name="Gradient 6" draw:style="radial" draw:cx="50%" draw:cy="50%" draw:start-color="#0066b3" draw:end-color="#00599d" draw:start-intensity="100%" draw:end-intensity="100%" draw:border="0%"/>
    <draw:fill-image draw:name="Linen" xlink:href="Pictures/100000000000005E0000005EB46F3859F08B6AA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9T09:40:37.106872235</meta:creation-date>
    <dc:date>2020-06-09T09:47:03.737368486</dc:date>
    <meta:editing-duration>PT33S</meta:editing-duration>
    <meta:editing-cycles>1</meta:editing-cycles>
    <meta:document-statistic meta:object-count="3"/>
    <meta:generator>LibreOffice/6.0.7.3$Linux_X86_64 LibreOffice_project/00m0$Build-3</meta:generator>
  </office:meta>
</office:document-meta>
</file>